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aa928" officeooo:paragraph-rsid="001aa928"/>
    </style:style>
    <style:style style:name="P2" style:family="paragraph" style:parent-style-name="Standard">
      <style:paragraph-properties fo:text-align="justify" style:justify-single-word="false"/>
      <style:text-properties officeooo:rsid="001aa928" officeooo:paragraph-rsid="001d95c6"/>
    </style:style>
    <style:style style:name="P3" style:family="paragraph" style:parent-style-name="Standard">
      <style:paragraph-properties fo:text-align="justify" style:justify-single-word="false"/>
      <style:text-properties officeooo:rsid="001aa928" officeooo:paragraph-rsid="002184e9"/>
    </style:style>
    <style:style style:name="P4" style:family="paragraph" style:parent-style-name="Standard">
      <style:paragraph-properties fo:text-align="justify" style:justify-single-word="false"/>
      <style:text-properties officeooo:rsid="001aa928" officeooo:paragraph-rsid="002c65e1"/>
    </style:style>
    <style:style style:name="P5" style:family="paragraph" style:parent-style-name="Standard">
      <style:paragraph-properties fo:text-align="justify" style:justify-single-word="false"/>
      <style:text-properties officeooo:rsid="001aa928" officeooo:paragraph-rsid="003fbd56"/>
    </style:style>
    <style:style style:name="P6" style:family="paragraph" style:parent-style-name="Standard">
      <style:paragraph-properties fo:text-align="justify" style:justify-single-word="false"/>
      <style:text-properties officeooo:rsid="001aa928" officeooo:paragraph-rsid="00400aaa"/>
    </style:style>
    <style:style style:name="P7" style:family="paragraph" style:parent-style-name="Standard">
      <style:paragraph-properties fo:text-align="justify" style:justify-single-word="false"/>
      <style:text-properties officeooo:rsid="001aa928" officeooo:paragraph-rsid="006ec3db"/>
    </style:style>
    <style:style style:name="P8" style:family="paragraph" style:parent-style-name="Standard" style:list-style-name="L1">
      <style:paragraph-properties fo:text-align="justify" style:justify-single-word="false"/>
      <style:text-properties officeooo:paragraph-rsid="002184e9"/>
    </style:style>
    <style:style style:name="P9" style:family="paragraph" style:parent-style-name="Standard" style:list-style-name="L1">
      <style:paragraph-properties fo:text-align="justify" style:justify-single-word="false"/>
      <style:text-properties officeooo:paragraph-rsid="00249a6e"/>
    </style:style>
    <style:style style:name="P10" style:family="paragraph" style:parent-style-name="Standard" style:list-style-name="L1">
      <style:paragraph-properties fo:text-align="justify" style:justify-single-word="false"/>
      <style:text-properties officeooo:paragraph-rsid="00264b26"/>
    </style:style>
    <style:style style:name="P11" style:family="paragraph" style:parent-style-name="Standard" style:list-style-name="L1">
      <style:paragraph-properties fo:text-align="justify" style:justify-single-word="false"/>
      <style:text-properties officeooo:paragraph-rsid="002878fb"/>
    </style:style>
    <style:style style:name="P12" style:family="paragraph" style:parent-style-name="Standard" style:list-style-name="L1">
      <style:paragraph-properties fo:text-align="justify" style:justify-single-word="false"/>
      <style:text-properties officeooo:paragraph-rsid="006ec3db"/>
    </style:style>
    <style:style style:name="P13" style:family="paragraph" style:parent-style-name="Standard" style:list-style-name="L1">
      <style:paragraph-properties fo:text-align="justify" style:justify-single-word="false"/>
      <style:text-properties officeooo:rsid="002a3175" officeooo:paragraph-rsid="002a3175"/>
    </style:style>
    <style:style style:name="P14" style:family="paragraph" style:parent-style-name="Standard" style:list-style-name="L1">
      <style:paragraph-properties fo:text-align="justify" style:justify-single-word="false"/>
      <style:text-properties officeooo:rsid="002b3c38" officeooo:paragraph-rsid="002b3c38"/>
    </style:style>
    <style:style style:name="P15" style:family="paragraph" style:parent-style-name="Standard" style:list-style-name="L3">
      <style:paragraph-properties fo:text-align="justify" style:justify-single-word="false"/>
      <style:text-properties officeooo:rsid="002d7911" officeooo:paragraph-rsid="002d7911"/>
    </style:style>
    <style:style style:name="P16" style:family="paragraph" style:parent-style-name="Standard" style:list-style-name="L6">
      <style:paragraph-properties fo:text-align="justify" style:justify-single-word="false"/>
      <style:text-properties officeooo:rsid="002d7911" officeooo:paragraph-rsid="006ec3db"/>
    </style:style>
    <style:style style:name="P17" style:family="paragraph" style:parent-style-name="Standard" style:list-style-name="L3">
      <style:paragraph-properties fo:text-align="justify" style:justify-single-word="false"/>
      <style:text-properties officeooo:rsid="003022d4" officeooo:paragraph-rsid="003022d4"/>
    </style:style>
    <style:style style:name="P18" style:family="paragraph" style:parent-style-name="Standard" style:list-style-name="L6">
      <style:paragraph-properties fo:text-align="justify" style:justify-single-word="false"/>
      <style:text-properties officeooo:rsid="003022d4" officeooo:paragraph-rsid="006ec3db"/>
    </style:style>
    <style:style style:name="P19" style:family="paragraph" style:parent-style-name="Standard" style:list-style-name="L3">
      <style:paragraph-properties fo:text-align="justify" style:justify-single-word="false"/>
      <style:text-properties officeooo:rsid="0030ecec" officeooo:paragraph-rsid="0030ecec"/>
    </style:style>
    <style:style style:name="P20" style:family="paragraph" style:parent-style-name="Standard" style:list-style-name="L6">
      <style:paragraph-properties fo:text-align="justify" style:justify-single-word="false"/>
      <style:text-properties officeooo:rsid="0030ecec" officeooo:paragraph-rsid="006ec3db"/>
    </style:style>
    <style:style style:name="P21" style:family="paragraph" style:parent-style-name="Standard" style:list-style-name="L3">
      <style:paragraph-properties fo:text-align="justify" style:justify-single-word="false"/>
      <style:text-properties officeooo:rsid="00324f44" officeooo:paragraph-rsid="00324f44"/>
    </style:style>
    <style:style style:name="P22" style:family="paragraph" style:parent-style-name="Standard" style:list-style-name="L6">
      <style:paragraph-properties fo:text-align="justify" style:justify-single-word="false"/>
      <style:text-properties officeooo:rsid="00324f44" officeooo:paragraph-rsid="006ec3db"/>
    </style:style>
    <style:style style:name="P23" style:family="paragraph" style:parent-style-name="Standard" style:list-style-name="L3">
      <style:paragraph-properties fo:text-align="justify" style:justify-single-word="false"/>
      <style:text-properties officeooo:rsid="003487c7" officeooo:paragraph-rsid="003487c7"/>
    </style:style>
    <style:style style:name="P24" style:family="paragraph" style:parent-style-name="Standard" style:list-style-name="L6">
      <style:paragraph-properties fo:text-align="justify" style:justify-single-word="false"/>
      <style:text-properties officeooo:rsid="003487c7" officeooo:paragraph-rsid="006ec3db"/>
    </style:style>
    <style:style style:name="P25" style:family="paragraph" style:parent-style-name="Standard">
      <style:paragraph-properties fo:text-align="justify" style:justify-single-word="false"/>
      <style:text-properties fo:font-weight="bold" officeooo:rsid="003708b4" officeooo:paragraph-rsid="003708b4" style:font-weight-asian="bold" style:font-weight-complex="bold"/>
    </style:style>
    <style:style style:name="P26" style:family="paragraph" style:parent-style-name="Standard">
      <style:paragraph-properties fo:text-align="justify" style:justify-single-word="false"/>
      <style:text-properties fo:font-weight="bold" officeooo:rsid="003708b4" officeooo:paragraph-rsid="006ec3db" style:font-weight-asian="bold" style:font-weight-complex="bold"/>
    </style:style>
    <style:style style:name="P27" style:family="paragraph" style:parent-style-name="Standard" style:list-style-name="L5">
      <style:paragraph-properties fo:text-align="justify" style:justify-single-word="false"/>
      <style:text-properties fo:font-weight="bold" officeooo:paragraph-rsid="004c499d" style:font-weight-asian="bold" style:font-weight-complex="bold"/>
    </style:style>
    <style:style style:name="P28" style:family="paragraph" style:parent-style-name="Standard" style:list-style-name="L5">
      <style:paragraph-properties fo:text-align="justify" style:justify-single-word="false"/>
      <style:text-properties fo:font-weight="bold" officeooo:rsid="004759ad" officeooo:paragraph-rsid="004759ad" style:font-weight-asian="bold" style:font-weight-complex="bold"/>
    </style:style>
    <style:style style:name="P29" style:family="paragraph" style:parent-style-name="Standard" style:list-style-name="L5">
      <style:paragraph-properties fo:text-align="justify" style:justify-single-word="false"/>
      <style:text-properties fo:font-weight="bold" officeooo:rsid="00502058" officeooo:paragraph-rsid="00502058" style:font-weight-asian="bold" style:font-weight-complex="bold"/>
    </style:style>
    <style:style style:name="P30" style:family="paragraph" style:parent-style-name="Standard" style:list-style-name="L5">
      <style:paragraph-properties fo:text-align="justify" style:justify-single-word="false"/>
      <style:text-properties fo:font-weight="bold" officeooo:rsid="0053384c" officeooo:paragraph-rsid="0053384c" style:font-weight-asian="bold" style:font-weight-complex="bold"/>
    </style:style>
    <style:style style:name="P31" style:family="paragraph" style:parent-style-name="Standard">
      <style:paragraph-properties fo:text-align="justify" style:justify-single-word="false"/>
      <style:text-properties fo:font-weight="bold" officeooo:rsid="00551bea" officeooo:paragraph-rsid="0088c5a5" style:font-weight-asian="bold" style:font-weight-complex="bold"/>
    </style:style>
    <style:style style:name="P32" style:family="paragraph" style:parent-style-name="Standard" style:list-style-name="L5">
      <style:paragraph-properties fo:text-align="justify" style:justify-single-word="false"/>
      <style:text-properties fo:font-weight="bold" officeooo:rsid="0057d61a" officeooo:paragraph-rsid="0057d61a" style:font-weight-asian="bold" style:font-weight-complex="bold"/>
    </style:style>
    <style:style style:name="P33" style:family="paragraph" style:parent-style-name="Standard" style:list-style-name="L4">
      <style:paragraph-properties fo:text-align="justify" style:justify-single-word="false"/>
      <style:text-properties fo:font-weight="normal" officeooo:rsid="0038ecd0" officeooo:paragraph-rsid="0038ecd0" style:font-weight-asian="normal" style:font-weight-complex="normal"/>
    </style:style>
    <style:style style:name="P34" style:family="paragraph" style:parent-style-name="Standard" style:list-style-name="L4">
      <style:paragraph-properties fo:text-align="justify" style:justify-single-word="false"/>
      <style:text-properties fo:font-weight="normal" officeooo:rsid="0038ecd0" officeooo:paragraph-rsid="003a3faf" style:font-weight-asian="normal" style:font-weight-complex="normal"/>
    </style:style>
    <style:style style:name="P35" style:family="paragraph" style:parent-style-name="Standard" style:list-style-name="L7">
      <style:paragraph-properties fo:text-align="justify" style:justify-single-word="false"/>
      <style:text-properties fo:font-weight="normal" officeooo:rsid="0038ecd0" officeooo:paragraph-rsid="006ec3db" style:font-weight-asian="normal" style:font-weight-complex="normal"/>
    </style:style>
    <style:style style:name="P36" style:family="paragraph" style:parent-style-name="Standard" style:list-style-name="L4">
      <style:paragraph-properties fo:text-align="justify" style:justify-single-word="false"/>
      <style:text-properties fo:font-weight="normal" officeooo:rsid="003a3faf" officeooo:paragraph-rsid="003a3faf" style:font-weight-asian="normal" style:font-weight-complex="normal"/>
    </style:style>
    <style:style style:name="P37" style:family="paragraph" style:parent-style-name="Standard">
      <style:paragraph-properties fo:text-align="justify" style:justify-single-word="false"/>
      <style:text-properties fo:font-weight="normal" officeooo:rsid="001aa928" officeooo:paragraph-rsid="003fbd56" style:font-weight-asian="normal" style:font-weight-complex="normal"/>
    </style:style>
    <style:style style:name="P38" style:family="paragraph" style:parent-style-name="Standard">
      <style:paragraph-properties fo:text-align="justify" style:justify-single-word="false"/>
      <style:text-properties fo:font-weight="normal" officeooo:rsid="001aa928" officeooo:paragraph-rsid="0043f784" style:font-weight-asian="normal" style:font-weight-complex="normal"/>
    </style:style>
    <style:style style:name="P39" style:family="paragraph" style:parent-style-name="Standard">
      <style:paragraph-properties fo:text-align="justify" style:justify-single-word="false"/>
      <style:text-properties fo:font-weight="normal" officeooo:rsid="0045d88a" officeooo:paragraph-rsid="0045d88a" style:font-weight-asian="normal" style:font-weight-complex="normal"/>
    </style:style>
    <style:style style:name="P40" style:family="paragraph" style:parent-style-name="Standard">
      <style:paragraph-properties fo:text-align="justify" style:justify-single-word="false"/>
      <style:text-properties fo:font-weight="normal" officeooo:rsid="004643e8" officeooo:paragraph-rsid="0046aa1c" style:font-weight-asian="normal" style:font-weight-complex="normal"/>
    </style:style>
    <style:style style:name="P41" style:family="paragraph" style:parent-style-name="Standard">
      <style:paragraph-properties fo:text-align="justify" style:justify-single-word="false"/>
      <style:text-properties fo:font-weight="normal" officeooo:rsid="0046aa1c" officeooo:paragraph-rsid="0046aa1c" style:font-weight-asian="normal" style:font-weight-complex="normal"/>
    </style:style>
    <style:style style:name="P42" style:family="paragraph" style:parent-style-name="Standard">
      <style:paragraph-properties fo:text-align="justify" style:justify-single-word="false"/>
      <style:text-properties fo:font-weight="normal" officeooo:rsid="0046aa1c" officeooo:paragraph-rsid="004759ad" style:font-weight-asian="normal" style:font-weight-complex="normal"/>
    </style:style>
    <style:style style:name="P43" style:family="paragraph" style:parent-style-name="Standard" style:list-style-name="L7">
      <style:paragraph-properties fo:text-align="justify" style:justify-single-word="false"/>
      <style:text-properties fo:font-weight="normal" officeooo:rsid="008c560f" officeooo:paragraph-rsid="008c560f" style:font-weight-asian="normal" style:font-weight-complex="normal"/>
    </style:style>
    <style:style style:name="P44" style:family="paragraph" style:parent-style-name="Standard" style:list-style-name="L7">
      <style:paragraph-properties fo:text-align="justify" style:justify-single-word="false"/>
      <style:text-properties fo:font-weight="normal" officeooo:rsid="008dc995" officeooo:paragraph-rsid="008dc995" style:font-weight-asian="normal" style:font-weight-complex="normal"/>
    </style:style>
    <style:style style:name="P45" style:family="paragraph" style:parent-style-name="Standard" style:list-style-name="L7">
      <style:paragraph-properties fo:text-align="justify" style:justify-single-word="false"/>
      <style:text-properties fo:font-weight="normal" officeooo:rsid="008e9d63" officeooo:paragraph-rsid="008e9d63" style:font-weight-asian="normal" style:font-weight-complex="normal"/>
    </style:style>
    <style:style style:name="P46" style:family="paragraph" style:parent-style-name="Standard" style:list-style-name="L1">
      <style:paragraph-properties fo:text-align="justify" style:justify-single-word="false"/>
      <style:text-properties officeooo:rsid="00717b38" officeooo:paragraph-rsid="00717b38"/>
    </style:style>
    <style:style style:name="P47" style:family="paragraph" style:parent-style-name="Standard" style:list-style-name="L1">
      <style:paragraph-properties fo:text-align="justify" style:justify-single-word="false"/>
      <style:text-properties officeooo:rsid="0071d1fa" officeooo:paragraph-rsid="0071d1fa"/>
    </style:style>
    <style:style style:name="P48" style:family="paragraph" style:parent-style-name="Standard" style:list-style-name="L1">
      <style:paragraph-properties fo:text-align="justify" style:justify-single-word="false"/>
      <style:text-properties officeooo:rsid="00755996" officeooo:paragraph-rsid="007799f3"/>
    </style:style>
    <style:style style:name="P49" style:family="paragraph" style:parent-style-name="Standard" style:list-style-name="L6">
      <style:paragraph-properties fo:text-align="justify" style:justify-single-word="false"/>
      <style:text-properties officeooo:rsid="00804547" officeooo:paragraph-rsid="00804547"/>
    </style:style>
    <style:style style:name="P50" style:family="paragraph" style:parent-style-name="Standard" style:list-style-name="L6">
      <style:paragraph-properties fo:text-align="justify" style:justify-single-word="false"/>
      <style:text-properties officeooo:rsid="0082ad1e" officeooo:paragraph-rsid="0082ad1e"/>
    </style:style>
    <style:style style:name="P51" style:family="paragraph" style:parent-style-name="Standard" style:list-style-name="L6">
      <style:paragraph-properties fo:text-align="justify" style:justify-single-word="false"/>
      <style:text-properties officeooo:rsid="0085480c" officeooo:paragraph-rsid="0085480c"/>
    </style:style>
    <style:style style:name="P52" style:family="paragraph" style:parent-style-name="Standard" style:list-style-name="L6">
      <style:paragraph-properties fo:text-align="justify" style:justify-single-word="false"/>
      <style:text-properties officeooo:rsid="00872d11" officeooo:paragraph-rsid="00872d11"/>
    </style:style>
    <style:style style:name="P53" style:family="paragraph" style:parent-style-name="Standard" style:list-style-name="L6">
      <style:paragraph-properties fo:text-align="justify" style:justify-single-word="false"/>
      <style:text-properties officeooo:rsid="008b716b" officeooo:paragraph-rsid="008b716b"/>
    </style:style>
    <style:style style:name="P54" style:family="paragraph" style:parent-style-name="Standard" style:list-style-name="L6">
      <style:paragraph-properties fo:text-align="justify" style:justify-single-word="false"/>
      <style:text-properties officeooo:rsid="008b838c" officeooo:paragraph-rsid="008b838c"/>
    </style:style>
    <style:style style:name="T1" style:family="text">
      <style:text-properties fo:font-weight="bold" style:font-weight-asian="bold" style:font-weight-complex="bold"/>
    </style:style>
    <style:style style:name="T2" style:family="text">
      <style:text-properties fo:font-weight="bold" officeooo:rsid="002184e9" style:font-weight-asian="bold" style:font-weight-complex="bold"/>
    </style:style>
    <style:style style:name="T3" style:family="text">
      <style:text-properties fo:font-weight="bold" officeooo:rsid="002d4b10" style:font-weight-asian="bold" style:font-weight-complex="bold"/>
    </style:style>
    <style:style style:name="T4" style:family="text">
      <style:text-properties fo:font-weight="bold" officeooo:rsid="003fbd56" style:font-weight-asian="bold" style:font-weight-complex="bold"/>
    </style:style>
    <style:style style:name="T5" style:family="text">
      <style:text-properties fo:font-weight="bold" officeooo:rsid="00400aaa"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d95c6" style:font-weight-asian="normal" style:font-weight-complex="normal"/>
    </style:style>
    <style:style style:name="T8" style:family="text">
      <style:text-properties fo:font-weight="normal" officeooo:rsid="001f0c79" style:font-weight-asian="normal" style:font-weight-complex="normal"/>
    </style:style>
    <style:style style:name="T9" style:family="text">
      <style:text-properties fo:font-weight="normal" officeooo:rsid="001f557e" style:font-weight-asian="normal" style:font-weight-complex="normal"/>
    </style:style>
    <style:style style:name="T10" style:family="text">
      <style:text-properties fo:font-weight="normal" officeooo:rsid="001f7e25" style:font-weight-asian="normal" style:font-weight-complex="normal"/>
    </style:style>
    <style:style style:name="T11" style:family="text">
      <style:text-properties fo:font-weight="normal" officeooo:rsid="002184e9" style:font-weight-asian="normal" style:font-weight-complex="normal"/>
    </style:style>
    <style:style style:name="T12" style:family="text">
      <style:text-properties fo:font-weight="normal" officeooo:rsid="003d332b" style:font-weight-asian="normal" style:font-weight-complex="normal"/>
    </style:style>
    <style:style style:name="T13" style:family="text">
      <style:text-properties fo:font-weight="normal" officeooo:rsid="003da489" style:font-weight-asian="normal" style:font-weight-complex="normal"/>
    </style:style>
    <style:style style:name="T14" style:family="text">
      <style:text-properties fo:font-weight="normal" officeooo:rsid="0046aa1c" style:font-weight-asian="normal" style:font-weight-complex="normal"/>
    </style:style>
    <style:style style:name="T15" style:family="text">
      <style:text-properties fo:font-weight="normal" officeooo:rsid="0047812c" style:font-weight-asian="normal" style:font-weight-complex="normal"/>
    </style:style>
    <style:style style:name="T16" style:family="text">
      <style:text-properties fo:font-weight="normal" officeooo:rsid="00499be6" style:font-weight-asian="normal" style:font-weight-complex="normal"/>
    </style:style>
    <style:style style:name="T17" style:family="text">
      <style:text-properties fo:font-weight="normal" officeooo:rsid="0049a8ed" style:font-weight-asian="normal" style:font-weight-complex="normal"/>
    </style:style>
    <style:style style:name="T18" style:family="text">
      <style:text-properties fo:font-weight="normal" officeooo:rsid="004b7070" style:font-weight-asian="normal" style:font-weight-complex="normal"/>
    </style:style>
    <style:style style:name="T19" style:family="text">
      <style:text-properties fo:font-weight="normal" officeooo:rsid="004c499d" style:font-weight-asian="normal" style:font-weight-complex="normal"/>
    </style:style>
    <style:style style:name="T20" style:family="text">
      <style:text-properties fo:font-weight="normal" officeooo:rsid="004e0d80" style:font-weight-asian="normal" style:font-weight-complex="normal"/>
    </style:style>
    <style:style style:name="T21" style:family="text">
      <style:text-properties fo:font-weight="normal" officeooo:rsid="0051bec9" style:font-weight-asian="normal" style:font-weight-complex="normal"/>
    </style:style>
    <style:style style:name="T22" style:family="text">
      <style:text-properties fo:font-weight="normal" officeooo:rsid="0055d36c" style:font-weight-asian="normal" style:font-weight-complex="normal"/>
    </style:style>
    <style:style style:name="T23" style:family="text">
      <style:text-properties fo:font-weight="normal" officeooo:rsid="00566f95" style:font-weight-asian="normal" style:font-weight-complex="normal"/>
    </style:style>
    <style:style style:name="T24" style:family="text">
      <style:text-properties fo:font-weight="normal" officeooo:rsid="00567b38" style:font-weight-asian="normal" style:font-weight-complex="normal"/>
    </style:style>
    <style:style style:name="T25" style:family="text">
      <style:text-properties fo:font-weight="normal" officeooo:rsid="00579033" style:font-weight-asian="normal" style:font-weight-complex="normal"/>
    </style:style>
    <style:style style:name="T26" style:family="text">
      <style:text-properties fo:font-weight="normal" officeooo:rsid="00597b0d" style:font-weight-asian="normal" style:font-weight-complex="normal"/>
    </style:style>
    <style:style style:name="T27" style:family="text">
      <style:text-properties fo:font-weight="normal" officeooo:rsid="005a24c4" style:font-weight-asian="normal" style:font-weight-complex="normal"/>
    </style:style>
    <style:style style:name="T28" style:family="text">
      <style:text-properties fo:font-weight="normal" officeooo:rsid="005af75b" style:font-weight-asian="normal" style:font-weight-complex="normal"/>
    </style:style>
    <style:style style:name="T29" style:family="text">
      <style:text-properties fo:font-weight="normal" officeooo:rsid="005cc72d" style:font-weight-asian="normal" style:font-weight-complex="normal"/>
    </style:style>
    <style:style style:name="T30" style:family="text">
      <style:text-properties fo:font-weight="normal" officeooo:rsid="00607b27" style:font-weight-asian="normal" style:font-weight-complex="normal"/>
    </style:style>
    <style:style style:name="T31" style:family="text">
      <style:text-properties fo:font-weight="normal" officeooo:rsid="0061b678" style:font-weight-asian="normal" style:font-weight-complex="normal"/>
    </style:style>
    <style:style style:name="T32" style:family="text">
      <style:text-properties fo:font-weight="normal" officeooo:rsid="00639248" style:font-weight-asian="normal" style:font-weight-complex="normal"/>
    </style:style>
    <style:style style:name="T33" style:family="text">
      <style:text-properties fo:font-weight="normal" officeooo:rsid="00656e8d" style:font-weight-asian="normal" style:font-weight-complex="normal"/>
    </style:style>
    <style:style style:name="T34" style:family="text">
      <style:text-properties fo:font-weight="normal" officeooo:rsid="00669495" style:font-weight-asian="normal" style:font-weight-complex="normal"/>
    </style:style>
    <style:style style:name="T35" style:family="text">
      <style:text-properties fo:font-weight="normal" officeooo:rsid="0068c7b7" style:font-weight-asian="normal" style:font-weight-complex="normal"/>
    </style:style>
    <style:style style:name="T36" style:family="text">
      <style:text-properties fo:font-weight="normal" officeooo:rsid="006a8645" style:font-weight-asian="normal" style:font-weight-complex="normal"/>
    </style:style>
    <style:style style:name="T37" style:family="text">
      <style:text-properties fo:font-weight="normal" officeooo:rsid="006b5952" style:font-weight-asian="normal" style:font-weight-complex="normal"/>
    </style:style>
    <style:style style:name="T38" style:family="text">
      <style:text-properties fo:font-weight="normal" officeooo:rsid="0084e32f" style:font-weight-asian="normal" style:font-weight-complex="normal"/>
    </style:style>
    <style:style style:name="T39" style:family="text">
      <style:text-properties fo:font-weight="normal" officeooo:rsid="0088c5a5" style:font-weight-asian="normal" style:font-weight-complex="normal"/>
    </style:style>
    <style:style style:name="T40" style:family="text">
      <style:text-properties officeooo:rsid="001b7a44"/>
    </style:style>
    <style:style style:name="T41" style:family="text">
      <style:text-properties officeooo:rsid="002184e9"/>
    </style:style>
    <style:style style:name="T42" style:family="text">
      <style:text-properties officeooo:rsid="002335e5"/>
    </style:style>
    <style:style style:name="T43" style:family="text">
      <style:text-properties officeooo:rsid="00249a6e"/>
    </style:style>
    <style:style style:name="T44" style:family="text">
      <style:text-properties officeooo:rsid="00264b26"/>
    </style:style>
    <style:style style:name="T45" style:family="text">
      <style:text-properties officeooo:rsid="002878fb"/>
    </style:style>
    <style:style style:name="T46" style:family="text">
      <style:text-properties officeooo:rsid="002b30db"/>
    </style:style>
    <style:style style:name="T47" style:family="text">
      <style:text-properties officeooo:rsid="002b3c38"/>
    </style:style>
    <style:style style:name="T48" style:family="text">
      <style:text-properties officeooo:rsid="002c65e1"/>
    </style:style>
    <style:style style:name="T49" style:family="text">
      <style:text-properties officeooo:rsid="002e2510"/>
    </style:style>
    <style:style style:name="T50" style:family="text">
      <style:text-properties officeooo:rsid="0035d915"/>
    </style:style>
    <style:style style:name="T51" style:family="text">
      <style:text-properties officeooo:rsid="003a3faf"/>
    </style:style>
    <style:style style:name="T52" style:family="text">
      <style:text-properties officeooo:rsid="003fbd56"/>
    </style:style>
    <style:style style:name="T53" style:family="text">
      <style:text-properties officeooo:rsid="004112b7"/>
    </style:style>
    <style:style style:name="T54" style:family="text">
      <style:text-properties officeooo:rsid="0046aa1c"/>
    </style:style>
    <style:style style:name="T55" style:family="text">
      <style:text-properties officeooo:rsid="0070aedd"/>
    </style:style>
    <style:style style:name="T56" style:family="text">
      <style:text-properties officeooo:rsid="0071d1fa"/>
    </style:style>
    <style:style style:name="T57" style:family="text">
      <style:text-properties officeooo:rsid="0073c427"/>
    </style:style>
    <style:style style:name="T58" style:family="text">
      <style:text-properties officeooo:rsid="007677fe"/>
    </style:style>
    <style:style style:name="T59" style:family="text">
      <style:text-properties officeooo:rsid="007799f3"/>
    </style:style>
    <style:style style:name="T60" style:family="text">
      <style:text-properties officeooo:rsid="007f6622"/>
    </style:style>
    <style:style style:name="T61" style:family="text">
      <style:text-properties officeooo:rsid="00823f55"/>
    </style:style>
    <style:style style:name="T62" style:family="text">
      <style:text-properties officeooo:rsid="00832c7b"/>
    </style:style>
    <style:style style:name="T63" style:family="text">
      <style:text-properties officeooo:rsid="0084e32f"/>
    </style:style>
    <style:style style:name="T64" style:family="text">
      <style:text-properties officeooo:rsid="008a0126"/>
    </style:style>
    <style:style style:name="T65" style:family="text">
      <style:text-properties officeooo:rsid="008b716b"/>
    </style:style>
    <style:style style:name="T66" style:family="text">
      <style:text-properties officeooo:rsid="008b838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Machine Learning in Practice</text:span> </text:p>
      <text:p text:style-name="P2"><text:tab/><text:span text:style-name="T40">with all buzz around AI big data, ML and deep learning business is becoming inquisitive about the application and advantages of ML and how it can help the drive into the world of opportunity. M</text:span><text:span text:style-name="T6">ost of us have heard about Machine Learning but are </text:span><text:span text:style-name="T7">not </text:span><text:span text:style-name="T6">sure what exactly it is all about, how can ML </text:span><text:span text:style-name="T7">solve the business related challenges or and its value add to a business. ML is a data analysis process which leverages ML </text:span><text:span text:style-name="T6">algorithms to iterativ</text:span><text:span text:style-name="T13">ly</text:span><text:span text:style-name="T6"> learn from the existing data </text:span><text:span text:style-name="T7">and help computers find hidden insights without being programmed for.</text:span></text:p>
      <text:p text:style-name="P3"><text:span text:style-name="T7">Amazon, Google, Microsoft Azure introduced cloud machine learning platforms, w</text:span><text:span text:style-name="T8">h</text:span><text:span text:style-name="T7">ich signifies the gaining prominence of ML in the recent years. Amazon using its cloud M</text:span><text:span text:style-name="T8">L in various aspects </text:span><text:span text:style-name="T9">like data analytic data mining and recommending system and many other </text:span><text:span text:style-name="T10">scenarios.</text:span><text:span text:style-name="T9"> Your </text:span><text:span text:style-name="T10">Y</text:span><text:span text:style-name="T9">ou</text:span><text:span text:style-name="T10">T</text:span><text:span text:style-name="T9">ube account </text:span><text:span text:style-name="T10">has a customized homepage based on your browsing history and other personal aspects </text:span><text:span text:style-name="T11">identified by ML. Also the </text:span><text:span text:style-name="T12">F</text:span><text:span text:style-name="T11">acebook recommendation of friends is also one of the basic <text:s/>example of ML in practice. Apple phone face recognition and many such real time scenarios will keep burgeoning according to the industry experts, as well as still pioneering stages of ML. </text:span></text:p>
      <text:p text:style-name="P3"><text:span text:style-name="T1"/></text:p>
      <text:p text:style-name="P3"><text:span text:style-name="T2">Module Summary</text:span> </text:p>
      <text:list xml:id="list3292287051" text:style-name="L1">
        <text:list-item>
          <text:p text:style-name="P8"><text:span text:style-name="T41">Machine Learning is a part of Artificial Intelligence which works on the concept of building systems from data that can function with minimal intervention.</text:span></text:p>
        </text:list-item>
        <text:list-item>
          <text:p text:style-name="P9"><text:span text:style-name="T42">Machine Learning can also be defined as the division of a computer science that uses statistical functions and techniques to give computer system the capability to learn from data without being explicitly programmed to provide valuable business insights.</text:span></text:p>
        </text:list-item>
        <text:list-item>
          <text:p text:style-name="P9"><text:span text:style-name="T43">Two major area of application of machine learning are forecasting and classification of data.</text:span></text:p>
        </text:list-item>
        <text:list-item>
          <text:p text:style-name="P10"><text:span text:style-name="T43">Basically in standard programming the input will be sequence of alphanumeric symbols presented and sorted as per given some set of predefined policy and that utilizes a restricted set of communication media such as keyboard and mouse and so on</text:span></text:p>
        </text:list-item>
        <text:list-item>
          <text:p text:style-name="P11"><text:span text:style-name="T44">The input might be an image, audio, video and data, images may refer to one dimension symbols such as types text, two dimensional text or three dimensional pictures.</text:span></text:p>
        </text:list-item>
        <text:list-item>
          <text:p text:style-name="P11"><text:span text:style-name="T45">Processing is all about knowledge demonstration and representation, pattern matching, search operations, application of logic. Problem solving and learning.</text:span></text:p>
        </text:list-item>
        <text:list-item>
          <text:p text:style-name="P11"><text:span text:style-name="T45">Output will be the summary of statistical and mathematical functions which can unearth business insight and above all an output can be any form of image or synthesis speech recognition.</text:span></text:p>
        </text:list-item>
        <text:list-item>
          <text:p text:style-name="P13">Recommended products of <text:span text:style-name="T46">A</text:span>mazon, <text:span text:style-name="T47">friends suggestion of Facebook, recommend movie on Netflix are all real life use cases of machine learning algorithms.</text:span></text:p>
        </text:list-item>
        <text:list-item>
          <text:p text:style-name="P14">R and Python are per-dominant two machine learning languages because of their easy learning curve. These language are excellent at abstracting the <text:span text:style-name="T48">complexity in addressing the statical and analytical uses whereas the other lower level languages fail to do so.</text:span></text:p>
        </text:list-item>
      </text:list>
      <text:p text:style-name="P4"><text:span text:style-name="T1"/></text:p>
      <text:p text:style-name="P4"><text:span text:style-name="T1">Learning </text:span><text:span text:style-name="T3">Check</text:span> </text:p>
      <text:list xml:id="list2859191420" text:style-name="L3">
        <text:list-item>
          <text:p text:style-name="P15">The first step in machine learning is ________ in the existing data.</text:p>
          <text:list>
            <text:list-item>
              <text:p text:style-name="P23">Gathering information</text:p>
            </text:list-item>
            <text:list-item>
              <text:p text:style-name="P23">Classification data</text:p>
            </text:list-item>
            <text:list-item>
              <text:p text:style-name="P23">Identifying patterns</text:p>
            </text:list-item>
            <text:list-item>
              <text:p text:style-name="P23">Analyzing <text:span text:style-name="T50">data</text:span></text:p>
              <text:p text:style-name="P23"/>
            </text:list-item>
          </text:list>
        </text:list-item>
        <text:list-item>
          <text:p text:style-name="P15">The two major areas of application of machine learning are ________________.</text:p>
          <text:list>
            <text:list-item>
              <text:p text:style-name="P21">Analyzing and standard programming</text:p>
            </text:list-item>
            <text:list-item>
              <text:p text:style-name="P21">Forecasting and classification of data</text:p>
            </text:list-item>
            <text:list-item>
              <text:p text:style-name="P21">Algorithm selection and user interaction</text:p>
            </text:list-item>
            <text:list-item>
              <text:p text:style-name="P21"><text:soft-page-break/>Exploring and gathering data</text:p>
              <text:p text:style-name="P21"/>
            </text:list-item>
          </text:list>
        </text:list-item>
        <text:list-item>
          <text:p text:style-name="P15">“Turning Test” tested a computer if it was intelligent enough to fool humans into believing it is also a human.</text:p>
          <text:list>
            <text:list-item>
              <text:p text:style-name="P19">True</text:p>
            </text:list-item>
            <text:list-item>
              <text:p text:style-name="P19">False</text:p>
              <text:p text:style-name="P19"/>
            </text:list-item>
          </text:list>
        </text:list-item>
        <text:list-item>
          <text:p text:style-name="P15">Which of the following is not a element of Machine Learning?</text:p>
          <text:list>
            <text:list-item>
              <text:p text:style-name="P17">Identifying the method of learning</text:p>
            </text:list-item>
            <text:list-item>
              <text:p text:style-name="P17">Exploring data</text:p>
            </text:list-item>
            <text:list-item>
              <text:p text:style-name="P17">Analyzing the result</text:p>
            </text:list-item>
            <text:list-item>
              <text:p text:style-name="P17">User interaction </text:p>
              <text:p text:style-name="P17"/>
            </text:list-item>
          </text:list>
        </text:list-item>
        <text:list-item>
          <text:p text:style-name="P15">Which of the following is still a great challenges in ML?</text:p>
          <text:list>
            <text:list-item>
              <text:p text:style-name="P15">Data Processing</text:p>
            </text:list-item>
            <text:list-item>
              <text:p text:style-name="P15">Natural Language Processing</text:p>
            </text:list-item>
            <text:list-item>
              <text:p text:style-name="P15">Data <text:span text:style-name="T49">analytic</text:span></text:p>
            </text:list-item>
            <text:list-item>
              <text:p text:style-name="P15">Data mining</text:p>
            </text:list-item>
          </text:list>
        </text:list-item>
      </text:list>
      <text:p text:style-name="P25"/>
      <text:p text:style-name="P25">Answer:</text:p>
      <text:list xml:id="list798699465" text:style-name="L4">
        <text:list-item>
          <text:p text:style-name="P33">C Identifying patterns</text:p>
        </text:list-item>
        <text:list-item>
          <text:p text:style-name="P34">B <text:span text:style-name="T51">Forecasting and classification of data</text:span></text:p>
        </text:list-item>
        <text:list-item>
          <text:p text:style-name="P34"><text:span text:style-name="T51">A True</text:span></text:p>
        </text:list-item>
        <text:list-item>
          <text:p text:style-name="P34"><text:span text:style-name="T51">D User interaction</text:span></text:p>
        </text:list-item>
        <text:list-item>
          <text:p text:style-name="P36">B Natural Language Processing</text:p>
        </text:list-item>
      </text:list>
      <text:p text:style-name="P5"><text:span text:style-name="T1"/></text:p>
      <text:p text:style-name="P5"><text:span text:style-name="T4">Module Objective</text:span> </text:p>
      <text:p text:style-name="P37"><text:tab/><text:span text:style-name="T52">In this module, you will learn get an understanding of the different kind of machine learning algorithms. You will understand in detail the functioning of these algorithms and the various scenarios in which they are used.</text:span></text:p>
      <text:p text:style-name="P37"/>
      <text:p text:style-name="P6"><text:span text:style-name="T5">Ensemble </text:span><text:span text:style-name="T1">Learning </text:span><text:span text:style-name="T5">Method</text:span> </text:p>
      <text:p text:style-name="P38"><text:tab/><text:span text:style-name="T53">Machine Learning is all about developing algorithms that allow a computer to learn from data. Learning may not essentially involve in outline the perceptions but it is all about matter of finding statistical regularities or other patterns in the data. So most of machine learning algorithms will hardly look like how human approach a learning task and continue the same process time and again to gain experience. Through, machine learning algorithm can give inference and insights into the relative difficulty of learning in various diverse and complex environments.</text:span></text:p>
      <text:p text:style-name="P39">Ensemble modeling is very influence and a powerful approach to improve the performance and accuracy of your model. These ensemble method are just like other learning algorithms, but at the same time are difference too as these are very powerful way to improve the performance and accuracy of your models. </text:p>
      <text:p text:style-name="P40">The word assemble means a ‘group’. <text:span text:style-name="T54">So these ensemble methods engage number of predictive models to pull of better accuracy and model stability. Ensemble methods are known to convey supreme boost to tree based models.</text:span></text:p>
      <text:p text:style-name="P40"><text:span text:style-name="T54">Just like other models, even tree models also suffer bias and variance.</text:span></text:p>
      <text:p text:style-name="P40"><text:span text:style-name="T54">Bias means, ‘how much on an average are forecast-ed value </text:span><text:s/><text:span text:style-name="T54">different form the actual value’</text:span></text:p>
      <text:p text:style-name="P41">Variance means, ‘how different will the forecasting of the model be at the same point of different samples are taken from the same population’.</text:p>
      <text:p text:style-name="P42"><text:soft-page-break/>ML algorithms are ordered into taxonomy, primarily based on the desired or defined outcome of the algorithm. Common algorithm types are:</text:p>
      <text:list xml:id="list387842961" text:style-name="L5">
        <text:list-item>
          <text:p text:style-name="P27"><text:span text:style-name="T54"><text:s/>Supervised Learning- </text:span><text:span text:style-name="T15">T</text:span><text:span text:style-name="T14">he s</text:span><text:span text:style-name="T15">upervised machine learning </text:span><text:span text:style-name="T16">is a task </text:span><text:span text:style-name="T17">of learning a function that maps an input to an output based on example input-output pair. This technique in machine learning can only be applied on labeled data. For example discerning digits from images. Supervised learning algorithms apply respective mathematical and statistical </text:span><text:span text:style-name="T20">pre-defined</text:span><text:span text:style-name="T18"> functions which maps input to desired outputs. Here there will be a target variable which can be forecast by various other independent variable using statistical formulation applied on the data. Supervise learning techniques attempt to discern results and learn by trying to find patterns in a labeled data set. Human interaction is required to label data. <text:s text:c="2"/></text:span><text:span text:style-name="T17"><text:s/></text:span></text:p>
        </text:list-item>
        <text:list-item>
          <text:p text:style-name="P28">Unsupervised Learning- <text:span text:style-name="T19">Its generally true that most of the large data sets don’t have labels on their data. So unless </text:span><text:span text:style-name="T20">you sort through it all and give it labels, the unsupervised learning approach to data will not work. We must take the approach that will work with this data because:</text:span><text:span text:style-name="T19"> <text:s text:c="2"/></text:span></text:p>
          <text:list>
            <text:list-item>
              <text:p text:style-name="P29"><text:span text:style-name="T6">We can study the distribution </text:span><text:span text:style-name="T21">of the data and infer truth about the data in different part of the distribution.</text:span></text:p>
            </text:list-item>
            <text:list-item>
              <text:p text:style-name="P30"><text:span text:style-name="T21">W</text:span><text:span text:style-name="T6">e can study the structure and values in the data and infer new , more meaningful data and structure from it.</text:span></text:p>
            </text:list-item>
          </text:list>
        </text:list-item>
      </text:list>
      <text:p text:style-name="P31"><text:tab/><text:span text:style-name="T6">Many </text:span><text:span text:style-name="T22">techniques exists </text:span><text:span text:style-name="T23">for each of these unsupervised learning approach. How ever in the real world you are always working towards a research goal defined in the first phase of the data science process. So you need to combine or try different techniques before a data set can be labeled which enables supervised learning techniques. The algorithm is used to draw insights and interference from the input data of data sets without label and target variable. Mostly unsupervised learning is used in cluster analysis and also used for exploratory data analysis to find hidden patterns</text:span><text:span text:style-name="T24"> or grouping in the data. </text:span><text:span text:style-name="T39">T</text:span><text:span text:style-name="T38">his kind of algorithm labeled example are not available. </text:span><text:span text:style-name="T24">Primarily tree based learning algorithms are mostly used in supervised learning methods. The method allows predictive model with high accuracy </text:span><text:span text:style-name="T25">along with good stability and ease of interpretation</text:span><text:span text:style-name="T24">.</text:span><text:span text:style-name="T23"> <text:s text:c="3"/></text:span></text:p>
      <text:list xml:id="list20811517524192" text:continue-numbering="true" text:style-name="L5">
        <text:list-item>
          <text:p text:style-name="P32">Semi-supervised Learning- <text:span text:style-name="T26">This technique needs labeled data </text:span><text:span text:style-name="T27">and therefore human interaction, to find patterns in the dat</text:span><text:span text:style-name="T28">a set, but they can still progress towards a result and learn even if unlabeled data set. <text:s/></text:span></text:p>
        </text:list-item>
        <text:list-item>
          <text:p text:style-name="P28">Reinforcement Learning- <text:span text:style-name="T29">Behavioral psychology is the core concept behind </text:span><text:span text:style-name="T30">reinforcement learning. It is similar to commutative reward</text:span><text:span text:style-name="T31">s given as incentive to people in order to motivate</text:span><text:span text:style-name="T30"> </text:span><text:span text:style-name="T31">for better result</text:span><text:span text:style-name="T32">s. This method used to <text:s/>maximize the accurate learning </text:span><text:span text:style-name="T33">behavior. </text:span><text:span text:style-name="T34">Learn through a policy or </text:span><text:span text:style-name="T36">per-defined</text:span><text:span text:style-name="T34"> rules </text:span><text:span text:style-name="T35">of the best way</text:span><text:span text:style-name="T37"> to act when observation of the real world is given. Every action have its own impact on the environment and environment provides feedback that guides the learning algorithm.</text:span></text:p>
          <text:p text:style-name="P28"><text:span text:style-name="T37"/></text:p>
        </text:list-item>
      </text:list>
      <text:p text:style-name="P7"><text:span text:style-name="T2">Module Summary</text:span> </text:p>
      <text:list xml:id="list20809718690126" text:continue-list="list3292287051" text:style-name="L1">
        <text:list-item>
          <text:p text:style-name="P12"><text:span text:style-name="T55">Ensemble modeling is very influential and powerful approach to improve the performance and accuracy of your model.</text:span></text:p>
        </text:list-item>
        <text:list-item>
          <text:p text:style-name="P46">The word “ensemble” means a ‘group’, <text:span text:style-name="T56">so these ensemble methods engage number of predictive models to pull of better accuracy and model stability.</text:span></text:p>
        </text:list-item>
        <text:list-item>
          <text:p text:style-name="P47">Supervised learning techniques attempt to discern result and learn by try to find patterns in labeled data sets. Human interaction is required to label data.</text:p>
        </text:list-item>
        <text:list-item>
          <text:p text:style-name="P47">Unsupervised learning algorithm used to draw insights and inferences from the input <text:span text:style-name="T57">data of the data sets without label and target variable.</text:span></text:p>
        </text:list-item>
        <text:list-item>
          <text:p text:style-name="P48">Semi-<text:span text:style-name="T58">s</text:span>upervised learning needs <text:span text:style-name="T59">labeled data and therefor human interaction, to find patterns in the data sets but they can still progress towards a result and learn even if unlabeled data is given.</text:span></text:p>
        </text:list-item>
        <text:list-item>
          <text:p text:style-name="P48"><text:soft-page-break/><text:span text:style-name="T59">Behavioral psychology is the core concept behind reinforcement learning. It is similar to commutative rewards given as incentive to people in order to motivate for better result. This method is used to maximize accurate learning behavior. <text:s/></text:span><text:s/></text:p>
        </text:list-item>
      </text:list>
      <text:p text:style-name="P7"><text:span text:style-name="T1"/></text:p>
      <text:p text:style-name="P7"><text:span text:style-name="T1">Learning </text:span><text:span text:style-name="T3">Check</text:span> </text:p>
      <text:list xml:id="list2266893443" text:style-name="L6">
        <text:list-item>
          <text:p text:style-name="P16">________ in <text:span text:style-name="T60">machine learning can only be applied on labeled data</text:span>.</text:p>
          <text:list>
            <text:list-item>
              <text:p text:style-name="P49">Variance</text:p>
            </text:list-item>
            <text:list-item>
              <text:p text:style-name="P49">Supervised Learning</text:p>
            </text:list-item>
            <text:list-item>
              <text:p text:style-name="P49">Unsupervised Learning</text:p>
            </text:list-item>
            <text:list-item>
              <text:p text:style-name="P49">Reinforcement Learning</text:p>
              <text:p text:style-name="P24"/>
            </text:list-item>
          </text:list>
        </text:list-item>
        <text:list-item>
          <text:p text:style-name="P16">________________<text:span text:style-name="T61">means, ‘how much on an average are the predicted values differenct from the actual value’</text:span>.</text:p>
          <text:list>
            <text:list-item>
              <text:p text:style-name="P50">Bias</text:p>
            </text:list-item>
            <text:list-item>
              <text:p text:style-name="P50">Variance</text:p>
            </text:list-item>
            <text:list-item>
              <text:p text:style-name="P50">Variation</text:p>
            </text:list-item>
            <text:list-item>
              <text:p text:style-name="P50">Data analysis </text:p>
              <text:p text:style-name="P22"/>
            </text:list-item>
          </text:list>
        </text:list-item>
        <text:list-item>
          <text:p text:style-name="P16"><text:span text:style-name="T62">Behavioral psychology is the core concept behind reinforcement learning</text:span>.</text:p>
          <text:list>
            <text:list-item>
              <text:p text:style-name="P20">True</text:p>
            </text:list-item>
            <text:list-item>
              <text:p text:style-name="P20">False</text:p>
              <text:p text:style-name="P20"/>
            </text:list-item>
          </text:list>
        </text:list-item>
        <text:list-item>
          <text:p text:style-name="P16"><text:span text:style-name="T63">Is this kind of algorithm labeled example are not available</text:span>?</text:p>
          <text:list>
            <text:list-item>
              <text:p text:style-name="P51">Ensemble </text:p>
            </text:list-item>
            <text:list-item>
              <text:p text:style-name="P52">Supervised Learning</text:p>
            </text:list-item>
            <text:list-item>
              <text:p text:style-name="P52">Unsupervised Learning</text:p>
            </text:list-item>
            <text:list-item>
              <text:p text:style-name="P52">Reinforcement Learning</text:p>
              <text:p text:style-name="P18"/>
            </text:list-item>
          </text:list>
        </text:list-item>
        <text:list-item>
          <text:p text:style-name="P16"><text:span text:style-name="T64">The algorithm is used to draw insights and inferences from the input data of the data sets without labeled or target variable</text:span>?</text:p>
          <text:list>
            <text:list-item>
              <text:p text:style-name="P53">Supervised Learning</text:p>
            </text:list-item>
            <text:list-item>
              <text:p text:style-name="P16"><text:span text:style-name="T65">Semi-supervised Learning</text:span></text:p>
            </text:list-item>
            <text:list-item>
              <text:p text:style-name="P54">Unsupervised Learning</text:p>
            </text:list-item>
            <text:list-item>
              <text:p text:style-name="P54">Reinforcement Learning</text:p>
            </text:list-item>
          </text:list>
        </text:list-item>
      </text:list>
      <text:p text:style-name="P26"/>
      <text:p text:style-name="P26">Answer:</text:p>
      <text:list xml:id="list1075111839" text:style-name="L7">
        <text:list-item>
          <text:p text:style-name="P45">B Supervised Learning</text:p>
        </text:list-item>
        <text:list-item>
          <text:p text:style-name="P45">A Bias</text:p>
        </text:list-item>
        <text:list-item>
          <text:p text:style-name="P35"><text:span text:style-name="T51">A True</text:span></text:p>
        </text:list-item>
        <text:list-item>
          <text:p text:style-name="P44">C <text:span text:style-name="T66">Unsupervised Learning</text:span></text:p>
        </text:list-item>
        <text:list-item>
          <text:p text:style-name="P43">C <text:span text:style-name="T66">Unsupervised Learning</text:span></text:p>
        </text:list-item>
      </text:list>
      <text:p text:style-name="P38"><text:span text:style-name="T53"><text:s text:c="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23:36:42.116149605</meta:creation-date>
    <dc:date>2019-09-24T02:07:56.153070307</dc:date>
    <meta:editing-duration>PT2H30M39S</meta:editing-duration>
    <meta:editing-cycles>102</meta:editing-cycles>
    <meta:generator>LibreOffice/6.0.7.3$Linux_X86_64 LibreOffice_project/00m0$Build-3</meta:generator>
    <meta:document-statistic meta:table-count="0" meta:image-count="0" meta:object-count="0" meta:page-count="4" meta:paragraph-count="98" meta:word-count="1671" meta:character-count="10324" meta:non-whitespace-character-count="8788"/>
  </office:meta>
</office:document-meta>
</file>